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395" officeooo:paragraph-rsid="0015d395"/>
    </style:style>
    <style:style style:name="P2" style:family="paragraph" style:parent-style-name="Standard">
      <style:text-properties fo:font-weight="bold" officeooo:rsid="0015d395" officeooo:paragraph-rsid="0015d395" style:font-weight-asian="bold" style:font-weight-complex="bold"/>
    </style:style>
    <style:style style:name="P3" style:family="paragraph" style:parent-style-name="Standard">
      <style:text-properties fo:color="#3465a4" loext:opacity="100%" fo:font-weight="bold" officeooo:rsid="0015d395" officeooo:paragraph-rsid="0015d39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background-color="#ffff00" loext:char-shading-value="0" style:font-size-asian="20pt" style:font-size-complex="20pt"/>
    </style:style>
    <style:style style:name="T4" style:family="text">
      <style:text-properties fo:font-size="20pt" fo:background-color="#ffff00" loext:char-shading-value="0" style:font-size-asian="20pt" style:font-size-complex="20pt"/>
    </style:style>
    <style:style style:name="T5" style:family="text">
      <style:text-properties fo:font-size="20pt" fo:background-color="transparent" loext:char-shading-value="0" style:font-size-asian="20pt" style:font-size-complex="20pt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fo:font-size="20pt" fo:background-color="transparent" loext:char-shading-value="0" style:font-size-asian="20pt" style:font-size-complex="20pt"/>
    </style:style>
    <style:style style:name="T8" style:family="text">
      <style:text-properties fo:color="#c9211e" loext:opacity="100%" fo:font-size="20pt" fo:background-color="#ffff00" loext:char-shading-value="0" style:font-size-asian="20pt" style:font-size-complex="20pt"/>
    </style:style>
    <style:style style:name="T9" style:family="text">
      <style:text-properties fo:color="#c9211e" loext:opacity="100%" fo:font-size="28pt" fo:background-color="transparent" loext:char-shading-value="0" style:font-size-asian="28pt" style:font-size-complex="28pt"/>
    </style:style>
    <style:style style:name="T10" style:family="text">
      <style:text-properties fo:color="#c9211e" loext:opacity="100%" fo:font-size="28pt" style:font-size-asian="28pt" style:font-size-complex="28pt"/>
    </style:style>
    <style:style style:name="T11" style:family="text">
      <style:text-properties fo:color="#c9211e" loext:opacity="100%"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 <text:s text:c="7"/><text:span text:style-name="T11"><text:s/></text:span><text:span text:style-name="T10">DBMS</text:span><text:span text:style-name="T11"> </text:span>-<text:span text:style-name="T9">CSLR-51 Lab-3</text:span></text:p>
      <text:p text:style-name="P1"/>
      <text:p text:style-name="P3">Bandi Amruteswar Reddy</text:p>
      <text:p text:style-name="P3">106122022</text:p>
      <text:p text:style-name="P3"/>
      <text:p text:style-name="P2">QUESTION 1 :</text:p>
      <text:p text:style-name="P2"/>
      <text:p text:style-name="Standard">CREATE TABLE Employees (</text:p>
      <text:p text:style-name="Standard"><text:s text:c="4"/>SSN CHAR(9) PRIMARY KEY,</text:p>
      <text:p text:style-name="Standard"><text:s text:c="4"/>FName VARCHAR(50) NOT NULL,</text:p>
      <text:p text:style-name="Standard"><text:s text:c="4"/>LName VARCHAR(50) NOT NULL,</text:p>
      <text:p text:style-name="Standard"><text:s text:c="4"/>BDate DATE,</text:p>
      <text:p text:style-name="Standard"><text:s text:c="4"/>Address VARCHAR(100),</text:p>
      <text:p text:style-name="Standard"><text:s text:c="4"/>Sex CHAR(1),</text:p>
      <text:p text:style-name="Standard"><text:s text:c="4"/>Salary DECIMAL(10, 2),</text:p>
      <text:p text:style-name="Standard"><text:s text:c="4"/>SuperSSN CHAR(9),</text:p>
      <text:p text:style-name="Standard"><text:s text:c="4"/>DNo INT</text:p>
      <text:p text:style-name="Standard">);</text:p>
      <text:p text:style-name="Standard">CREATE TABLE Departments (</text:p>
      <text:p text:style-name="Standard"><text:s text:c="4"/>DNumber INT PRIMARY KEY,</text:p>
      <text:p text:style-name="Standard"><text:s text:c="4"/>DName VARCHAR(50) NOT NULL,</text:p>
      <text:p text:style-name="Standard"><text:s text:c="4"/>MgrSSN CHAR(9),</text:p>
      <text:p text:style-name="Standard"><text:s text:c="4"/>MgrStartDate DATE</text:p>
      <text:p text:style-name="Standard">);</text:p>
      <text:p text:style-name="Standard"/>
      <text:p text:style-name="P2">QUESTION 2 :</text:p>
      <text:p text:style-name="P1"/>
      <text:p text:style-name="Standard">INSERT INTO Employees (SSN, FName, LName, BDate, Address, Sex, Salary, SuperSSN, DNo)</text:p>
      <text:p text:style-name="Standard">VALUES ('123456789', 'John', 'Doe', '1980-05-20', '123 Elm St', 'M', 50000, NULL, 1);</text:p>
      <text:p text:style-name="Standard"/>
      <text:p text:style-name="Standard">INSERT INTO Departments (DNumber, DName, MgrSSN, MgrStartDate)</text:p>
      <text:p text:style-name="Standard">VALUES (1, 'Research', '123456789', '2020-01-15');</text:p>
      <text:p text:style-name="Standard"/>
      <text:p text:style-name="Standard">ALTER TABLE Departments</text:p>
      <text:p text:style-name="Standard">ADD CONSTRAINT fk_mgrssn</text:p>
      <text:p text:style-name="Standard">FOREIGN KEY (MgrSSN) REFERENCES Employees(SSN);</text:p>
      <text:p text:style-name="Standard"/>
      <text:p text:style-name="Standard">INSERT INTO Employees (SSN, FName, LName, BDate, Address, Sex, Salary, SuperSSN, DNo)</text:p>
      <text:p text:style-name="Standard">VALUES ('987654321', 'Jane', 'Smith', '1985-07-15', '456 Oak St', 'F', 60000, '123456789', 1);</text:p>
      <text:p text:style-name="Standard"/>
      <text:p text:style-name="Standard">ALTER TABLE Employees</text:p>
      <text:p text:style-name="Standard">ADD CONSTRAINT fk_dno</text:p>
      <text:p text:style-name="Standard">FOREIGN KEY (DNo) REFERENCES Departments(DNumber);</text:p>
      <text:p text:style-name="Standard"/>
      <text:p text:style-name="Standard">UPDATE Employees</text:p>
      <text:p text:style-name="Standard">SET Salary = 55000</text:p>
      <text:p text:style-name="Standard">WHERE SSN = '123456789';</text:p>
      <text:p text:style-name="Standard"/>
      <text:p text:style-name="Standard">DELETE FROM Employees</text:p>
      <text:p text:style-name="Standard">WHERE SSN = '987654321';</text:p>
      <text:p text:style-name="Standard"/>
      <text:p text:style-name="Standard"><text:soft-page-break/>ALTER TABLE Employees</text:p>
      <text:p text:style-name="Standard">ADD Email VARCHAR(100);</text:p>
      <text:p text:style-name="Standard"/>
      <text:p text:style-name="Standard"/>
      <text:p text:style-name="Standard">select * from Employees</text:p>
      <text:p text:style-name="Standard"/>
      <text:p text:style-name="Standard"/>
      <text:p text:style-name="Standard"/>
      <text:p text:style-name="P2">QUESTION 3:</text:p>
      <text:p text:style-name="Standard"/>
      <text:p text:style-name="Standard">Retrieve the names of all employees</text:p>
      <text:p text:style-name="Standard"/>
      <text:p text:style-name="Standard">SELECT FName, LName</text:p>
      <text:p text:style-name="Standard">FROM Employees;</text:p>
      <text:p text:style-name="Standard"/>
      <text:p text:style-name="Standard">Retrieve the birthdate and address of the employee named 'John Doe'</text:p>
      <text:p text:style-name="Standard"/>
      <text:p text:style-name="Standard">SELECT BDate, Address</text:p>
      <text:p text:style-name="Standard">FROM Employees</text:p>
      <text:p text:style-name="Standard">WHERE FName = 'John' AND LName = 'Doe';</text:p>
      <text:p text:style-name="Standard"/>
      <text:p text:style-name="Standard">Retrieve the names and addresses of all employees who work in department number 1</text:p>
      <text:p text:style-name="Standard">SELECT FName, LName, Address</text:p>
      <text:p text:style-name="Standard">FROM Employees</text:p>
      <text:p text:style-name="Standard">WHERE DNo = 1;</text:p>
      <text:p text:style-name="Standard"/>
      <text:p text:style-name="Standard">Retrieve the names of all employees who were born after January 1, 1980</text:p>
      <text:p text:style-name="Standard">SELECT FName, LName</text:p>
      <text:p text:style-name="Standard">FROM Employees</text:p>
      <text:p text:style-name="Standard">WHERE BDate &gt; '1980-01-01';</text:p>
      <text:p text:style-name="Standard"/>
      <text:p text:style-name="Standard">Retrieve the department names and the names of their managers</text:p>
      <text:p text:style-name="Standard">SELECT DName, FName, LName</text:p>
      <text:p text:style-name="Standard">FROM Departments</text:p>
      <text:p text:style-name="Standard">JOIN Employees ON Departments.MgrSSN = Employees.SSN;</text:p>
      <text:p text:style-name="Standard"/>
      <text:p text:style-name="Standard"/>
      <text:p text:style-name="Standard">Retrieve the names of all employees who are supervised by 'John Doe'</text:p>
      <text:p text:style-name="Standard">SELECT E2.FName, E2.LName</text:p>
      <text:p text:style-name="Standard">FROM Employees E1</text:p>
      <text:p text:style-name="Standard">JOIN Employees E2 ON E1.SSN = E2.SuperSSN</text:p>
      <text:p text:style-name="Standard">WHERE E1.FName = 'John' AND E1.LName = 'Doe';</text:p>
      <text:p text:style-name="Standard"/>
      <text:p text:style-name="Standard">Retrieve the names of all employees who work on at least one project located in 'Houston'</text:p>
      <text:p text:style-name="Standard">This requires a Projects and Works_On table, but assuming you want to simulate without those tables, here's a basic equivalent:</text:p>
      <text:p text:style-name="Standard"/>
      <text:p text:style-name="Standard"/>
      <text:p text:style-name="Standard">SELECT DISTINCT E.FName, E.LName</text:p>
      <text:p text:style-name="Standard">FROM Employees as E</text:p>
      <text:p text:style-name="Standard">JOIN Works_On W ON E.SSN = W.ESSN</text:p>
      <text:p text:style-name="Standard">JOIN Projects P ON W.PNo = P.PNumber</text:p>
      <text:p text:style-name="Standard"><text:soft-page-break/>WHERE P.PLocation = 'Houston';</text:p>
      <text:p text:style-name="Standard"/>
      <text:p text:style-name="Standard">Retrieve the names of all employees who do not work on any project</text:p>
      <text:p text:style-name="Standard"/>
      <text:p text:style-name="Standard">SELECT FName, LName</text:p>
      <text:p text:style-name="Standard">FROM Employees E</text:p>
      <text:p text:style-name="Standard">WHERE NOT EXISTS (SELECT *</text:p>
      <text:p text:style-name="Standard"><text:s text:c="18"/>FROM Works_On W</text:p>
      <text:p text:style-name="Standard"><text:s text:c="18"/>WHERE E.SSN = W.ESSN);</text:p>
      <text:p text:style-name="Standard"/>
      <text:p text:style-name="Standard"/>
      <text:p text:style-name="Standard"/>
      <text:p text:style-name="Standard">Retrieve the names of employees along with the names of the departments they manage</text:p>
      <text:p text:style-name="Standard"/>
      <text:p text:style-name="Standard">SELECT E.FName, E.LName, D.DName</text:p>
      <text:p text:style-name="Standard">FROM Employees E</text:p>
      <text:p text:style-name="Standard">JOIN Departments D ON E.SSN = D.MgrSSN;</text:p>
      <text:p text:style-name="Standard"/>
      <text:p text:style-name="Standard">10. Retrieve the total number of employees in each department</text:p>
      <text:p text:style-name="Standard"/>
      <text:p text:style-name="Standard">SELECT DNo, COUNT(*)</text:p>
      <text:p text:style-name="Standard">FROM Employees</text:p>
      <text:p text:style-name="Standard">GROUP BY DNo;</text:p>
      <text:p text:style-name="Standard"/>
      <text:p text:style-name="Standard">11. Retrieve the average salary of all employees</text:p>
      <text:p text:style-name="Standard"/>
      <text:p text:style-name="Standard">SELECT AVG(Salary)</text:p>
      <text:p text:style-name="Standard">FROM Employees;</text:p>
      <text:p text:style-name="Standard"/>
      <text:p text:style-name="Standard">12. Retrieve the names of all departments along with the number of employees in each department</text:p>
      <text:p text:style-name="Standard"/>
      <text:p text:style-name="Standard"/>
      <text:p text:style-name="Standard">SELECT D.DName, COUNT(E.SSN)</text:p>
      <text:p text:style-name="Standard">FROM Departments D</text:p>
      <text:p text:style-name="Standard">LEFT JOIN Employees E ON D.DNumber = E.DNo</text:p>
      <text:p text:style-name="Standard">GROUP BY D.DName;</text:p>
      <text:p text:style-name="Standard"/>
      <text:p text:style-name="Standard"/>
      <text:p text:style-name="Standard">13. Retrieve the names and addresses of all employees who live in 'New York'</text:p>
      <text:p text:style-name="Standard"/>
      <text:p text:style-name="Standard">SELECT FName, LName, Address</text:p>
      <text:p text:style-name="Standard">FROM Employees</text:p>
      <text:p text:style-name="Standard">WHERE Address LIKE '%New York%'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7:07:02.352439026</meta:creation-date>
    <dc:date>2024-08-01T17:13:20.310252480</dc:date>
    <meta:editing-duration>PT6M18S</meta:editing-duration>
    <meta:editing-cycles>1</meta:editing-cycles>
    <meta:document-statistic meta:table-count="0" meta:image-count="0" meta:object-count="0" meta:page-count="3" meta:paragraph-count="100" meta:word-count="516" meta:character-count="3375" meta:non-whitespace-character-count="2860"/>
    <meta:generator>LibreOffice/7.3.7.2$Linux_X86_64 LibreOffice_project/30$Build-2</meta:generator>
  </office:meta>
</office:document-meta>
</file>